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solid" draw:fill-color="#00ff00" draw:textarea-vertical-align="middle" draw:auto-grow-height="true" draw:auto-grow-width="false" fo:max-height="0cm" fo:min-height="1.6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ax-height="0cm" fo:min-height="7.37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color="#000000" draw:marker-start="Arrow" draw:marker-end="Arrow" draw:fill="solid" draw:fill-color="#99ccff" draw:auto-grow-height="true" draw:auto-grow-width="false" fo:max-height="0cm" fo:min-height="16.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6cm" style:use-optimal-column-width="false"/>
    </style:style>
    <style:style style:name="ro1" style:family="table-row">
      <style:table-row-properties style:row-height="3.597cm"/>
    </style:style>
    <style:style style:name="ro2" style:family="table-row">
      <style:table-row-properties style:row-height="3.601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DEventWorkspace <text:line-break/>Code Overview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Janik Zikovsky</text:p>
            <text:p text:style-name="P1">Jul 20,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s: MDEvent&lt;nd&gt;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asic data type for a single event</text:p>
              </text:list-item>
              <text:list-item>
                <text:p>Templated for the number of dimensions, nd</text:p>
                <text:list>
                  <text:list-item>
                    <text:p>This allows the use of a fixed-size array for the coordinates of the event, and other compiler optimizations</text:p>
                  </text:list-item>
                </text:list>
              </text:list-item>
              <text:list-item>
                <text:p>Members:</text:p>
                <text:list>
                  <text:list-item>
                    <text:p>center[nd] : coordinate of the event</text:p>
                  </text:list-item>
                  <text:list-item>
                    <text:p>signal and errorSquared.</text:p>
                  </text:list-item>
                </text:list>
              </text:list-item>
              <text:list-item>
                <text:p>Can be subclassed if you need extra inform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DEventWorkspac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non-templated abstract interface with common functionality.</text:p>
              </text:list-item>
              <text:list-item>
                <text:p><text:span text:style-name="T1">This is the type to passed around to algorithms</text:span><text:span text:style-name="T2"> since it is a common type for all MDEventWorkspaces, e.g. WorkspaceProperty&lt;IMDEventWorkspace&gt;</text:span></text:p>
                <text:list>
                  <text:list-item>
                    <text:p><text:span text:style-name="T2">The MDEventFactory.h file has a macro to use to cast to a particular MDEventWorkspace:</text:span></text:p>
                    <text:list>
                      <text:list-item>
                        <text:p><text:span text:style-name="T2">CALL_MDEVENT_FUNCTION(funcname, workspace) </text:span></text:p>
                      </text:list-item>
                      <text:list-item>
                        <text:p><text:span text:style-name="T2">See algorithms for examp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lds:</text:span></text:p>
                <text:list>
                  <text:list-item>
                    <text:p><text:span text:style-name="T2">A description of each of the </text:span><text:span text:style-name="T3">nd</text:span><text:span text:style-name="T2"> dimensions.</text:span></text:p>
                  </text:list-item>
                  <text:list-item>
                    <text:p><text:span text:style-name="T2">Some common metho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DEventWorkspace&lt;MDE,nd&gt;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concrete workspace.</text:p>
              </text:list-item>
              <text:list-item>
                <text:p>Templated for <text:span text:style-name="T4">MDE</text:span> (typically MDEvent) and the number of dimensions <text:span text:style-name="T4">nd</text:span>.</text:p>
              </text:list-item>
              <text:list-item>
                <text:p>It basically contains only a box (of type IMDBox) which we will see next.</text:p>
              </text:list-item>
              <text:list-item>
                <text:p>Each MDEventWorskpace is associated with a <text:span text:style-name="T1">BoxController</text:span><text:span text:style-name="T2"> instance that determines a lot of the behavior of the MDEW. We will see it la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2" draw:layer="layout" svg:width="17.78cm" svg:height="15.875cm" svg:x="4.44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35cm" svg:height="1.905cm" svg:x="12.7cm" svg:y="5.08cm">
          <draw:text-box>
            <text:p text:style-name="P2">Box Controller</text:p>
          </draw:text-box>
        </draw:frame>
        <draw:frame draw:style-name="gr4" draw:text-style-name="P3" draw:layer="layout" svg:width="6.985cm" svg:height="0.962cm" svg:x="5.08cm" svg:y="3.175cm">
          <draw:text-box>
            <text:p text:style-name="P3"><text:span text:style-name="T1">MDEventWorkspace</text:span></text:p>
          </draw:text-box>
        </draw:frame>
        <draw:frame draw:style-name="gr5" draw:text-style-name="P2" draw:layer="layout" svg:width="12.7cm" svg:height="7.62cm" svg:x="7.62cm" svg:y="8.89cm">
          <draw:text-box>
            <text:p text:style-name="P2">A single IMDBox</text:p>
            <text:p text:style-name="P2">(MDBox or MDGridBox)</text:p>
          </draw:text-box>
        </draw:frame>
        <draw:line draw:style-name="gr6" draw:text-style-name="P2" draw:layer="layout" svg:x1="15.875cm" svg:y1="10.16cm" svg:x2="15.875cm" svg:y2="6.985cm">
          <text:p/>
        </draw:line>
        <draw:frame draw:style-name="gr7" draw:layer="layout" svg:width="2.54cm" svg:height="0.962cm" svg:x="15.875cm" svg:y="7.62cm">
          <draw:text-box>
            <text:p>shar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DBox&lt;MDE,nd&gt;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real MDEvent storage units are MDBoxes.</text:p>
              </text:list-item>
              <text:list-item>
                <text:p>IMDBox is an abstract class at the base of MDBoxes.</text:p>
              </text:list-item>
              <text:list-item>
                <text:p>Contains:</text:p>
                <text:list>
                  <text:list-item>
                    <text:p>The extents (min/max) in nd-dimensions.</text:p>
                  </text:list-item>
                  <text:list-item>
                    <text:p>A cached total signal/error for all the events in the box (very useful for speeding up some calculations)</text:p>
                  </text:list-item>
                  <text:list-item>
                    <text:p>A link to a BoxController. All boxes in a workspace have the same controll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DBox&lt;MDE,nd&gt;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ubclass of IMDBox</text:p>
              </text:list-item>
              <text:list-item>
                <text:p>The simple “box” of events; it holds an unsorted list of events.</text:p>
              </text:list-item>
              <text:list-item>
                <text:p><text:span text:style-name="T1">All events in the MDBox fit in its extents.</text:span></text:p>
              </text:list-item>
              <text:list-item>
                <text:p><text:span text:style-name="T2">It is at the MDBox level that the file-based back-end will operate, saving/loading lists of events to file.</text:span></text:p>
                <text:list>
                  <text:list-item>
                    <text:p><text:span text:style-name="T2">Methods: getEven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DGridBox&lt;MDE,nd&gt;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ubclass of IMDBox</text:p>
              </text:list-item>
              <text:list-item>
                <text:p>A special box – it contains <text:span text:style-name="T4">no events directly</text:span>. Instead, it holds a regular grid of sub-boxes (all of type IMDBox).</text:p>
                <text:list>
                  <text:list-item>
                    <text:p>These sub-boxes are its <text:span text:style-name="T4">children</text:span><text:span text:style-name="T5">. Methods: getChild(), getNumChildren()</text:span></text:p>
                  </text:list-item>
                </text:list>
              </text:list-item>
              <text:list-item>
                <text:p>The <text:span text:style-name="T4">BoxController</text:span><text:span text:style-name="T5"> determines how it will get split.</text:span></text:p>
              </text:list-item>
              <text:list-item>
                <text:p><text:span text:style-name="T5">The MDGridBox is normally formed by passing a MDBox * to its </text:span><text:span text:style-name="T4">constructor</text:span><text:span text:style-name="T5">. The new MDGridBox </text:span><text:span text:style-name="T4">replaces</text:span><text:span text:style-name="T5"> the old MDBox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layer="layout" svg:width="11.43cm" svg:height="16.51cm" svg:x="1.905cm" svg:y="2.54cm">
          <draw:text-box>
            <text:p><text:span text:style-name="T1">MDBox</text:span></text:p>
            <text:p/>
            <text:p><text:tab/>MDEvent</text:p>
            <text:p><text:tab/>MDEvent</text:p>
            <text:p><text:tab/>MDEvent</text:p>
            <text:p><text:tab/><text:tab/>...<text:tab/></text:p>
          </draw:text-box>
        </draw:frame>
        <draw:frame draw:style-name="gr8" draw:layer="layout" svg:width="11.43cm" svg:height="16.51cm" svg:x="15.24cm" svg:y="2.54cm">
          <draw:text-box>
            <text:p><text:span text:style-name="T1">MDGridBox</text:span></text:p>
          </draw:text-box>
        </draw:frame>
        <draw:frame draw:style-name="standard" draw:layer="layout" svg:width="10.159cm" svg:height="10.794cm" svg:x="15.875cm" svg:y="7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Box</text:p>
              </table:table-cell>
              <table:table-cell>
                <text:p text:style-name="P2">Grid</text:p>
              </table:table-cell>
              <table:table-cell>
                <text:p text:style-name="P2">Box</text:p>
              </table:table-cell>
            </table:table-row>
            <table:table-row table:style-name="ro1" table:default-cell-style-name="ce1">
              <table:table-cell>
                <text:p text:style-name="P2">Grid</text:p>
              </table:table-cell>
              <table:table-cell>
                <text:p text:style-name="P2">Grid</text:p>
              </table:table-cell>
              <table:table-cell>
                <text:p text:style-name="P2">Grid</text:p>
              </table:table-cell>
            </table:table-row>
            <table:table-row table:style-name="ro2" table:default-cell-style-name="ce1">
              <table:table-cell>
                <text:p text:style-name="P2">Box</text:p>
              </table:table-cell>
              <table:table-cell>
                <text:p text:style-name="P2">Box</text:p>
              </table:table-cell>
              <table:table-cell>
                <text:p text:style-name="P2">Bo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xControl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 BoxController pointer is shared by <text:span text:style-name="T1">ALL</text:span> MDBoxes and MDGridBoxes of a given workspaces.</text:p>
              </text:list-item>
              <text:list-item>
                <text:p>The BoxController determines how a MDEventWorskpace will <text:span text:style-name="T4">behave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xController: Splitting behavi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BoxController:</text:p>
                <text:list>
                  <text:list-item>
                    <text:p>Has a threshold for determining how many events before splitting up a MDBox into a MDGridBox</text:p>
                    <text:list>
                      <text:list-item>
                        <text:p>get/setSplitThreshold()</text:p>
                      </text:list-item>
                    </text:list>
                  </text:list-item>
                  <text:list-item>
                    <text:p>Determines into how many children a MDBox will get split when forming a MDGridBox.</text:p>
                    <text:list>
                      <text:list-item>
                        <text:p>get/setSplitInto()</text:p>
                      </text:list-item>
                    </text:list>
                  </text:list-item>
                  <text:list-item>
                    <text:p>How deep splitting should go, a maximum recursion depth.</text:p>
                    <text:list>
                      <text:list-item>
                        <text:p>get/setMaxDepth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xController: other u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t gives a unique ID to each box created.</text:p>
                <text:list>
                  <text:list-item>
                    <text:p>This is used in file saving/loading.</text:p>
                  </text:list-item>
                </text:list>
              </text:list-item>
              <text:list-item>
                <text:p>It tracks statistics of the number of boxes.</text:p>
              </text:list-item>
              <text:list-item>
                <text:p>In the future, it will be used to coordinate file-based back-end.</text:p>
              </text:list-item>
              <text:list-item>
                <text:p><text:span text:style-name="T1">Basically anything the MDEventWorkspace needs to do.</text:span></text:p>
                <text:list>
                  <text:list-item>
                    <text:p><text:span text:style-name="T6">Instead of putting a pointer to the parent MDEventWorkspace in each MDBox contained with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MDEventWorkspaces in Algorithms 1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Pass MDEventWorkspaces around as IMDEventWorkspace:</text:span></text:p>
                <text:list>
                  <text:list-header>
                    <text:p><text:span text:style-name="T8">declareProperty(WorkspaceProperty&lt;IMDEventWorkspace&gt;(...));</text:span></text:p>
                    <text:p><text:span text:style-name="T8">IMDEventWorkspace_sptr ws = getProperty(“InputWorkspace”);</text:span></text:p>
                  </text:list-header>
                </text:list>
              </text:list-item>
              <text:list-item>
                <text:p><text:span text:style-name="T9">Declare a method like:</text:span></text:p>
                <text:list>
                  <text:list-header>
                    <text:p><text:span text:style-name="T8">template&lt;typename MDE, size_t nd&gt; void SaveMDEW::doSave(typename </text:span><text:span text:style-name="T8"><text:line-break/></text:span><text:span text:style-name="T8">MDEventWorkspace&lt;MDE, nd&gt;::sptr ws);</text:span></text:p>
                  </text:list-header>
                </text:list>
              </text:list-item>
              <text:list-item>
                <text:p><text:span text:style-name="T10">Call that method using:</text:span></text:p>
                <text:list>
                  <text:list-header>
                    <text:p><text:span text:style-name="T11">CALL_MDEVENT_FUNCTION(this-&gt;doSave, ws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MDEventWorkspaces in Algorithms 2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You can get at the base box of a MDEventWorkspace with:</text:p>
                <text:list>
                  <text:list-item>
                    <text:p>IMDBox&lt;MDE,nd&gt; * box = ws-&gt;getBox();</text:p>
                  </text:list-item>
                  <text:list-item>
                    <text:p>Remember, all your code is templated by <text:span text:style-name="T4">MDE </text:span><text:span text:style-name="T5">event</text:span> type and by <text:span text:style-name="T4">nd</text:span> dimensions, so these classes have to have the same types declared.</text:p>
                  </text:list-item>
                </text:list>
              </text:list-item>
              <text:list-item>
                <text:p>A good way to go through the workspace is to use the MDBoxIterator (that's next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DBoxItera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an be used to iterate through (all/part) of the boxes in a MDEventWorkspace.</text:p>
                <text:list>
                  <text:list-item>
                    <text:p>Can be restricted to only go down to a given depth.</text:p>
                  </text:list-item>
                  <text:list-item>
                    <text:p>Can be set to return only “leaf” nodes, e.g. unsplit boxes, which will be MDBoxes.</text:p>
                    <text:list>
                      <text:list-item>
                        <text:p>Except if you limit to a max depth, in which case a leaf node might be a MDGridBox.</text:p>
                      </text:list-item>
                    </text:list>
                  </text:list-item>
                </text:list>
              </text:list-item>
              <text:list-item>
                <text:p>Coming soon:</text:p>
                <text:list>
                  <text:list-item>
                    <text:p>Restrict to boxes that touch a region of interest (ImplicitFun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MDBoxItera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clare it with:</text:p>
                <text:list>
                  <text:list-item>
                    <text:p>MDBoxIterator&lt;MDE,nd&gt; it(ws-&gt;getBox(), 1000 /*max depth */, false /*leaf Only*/);</text:p>
                  </text:list-item>
                </text:list>
              </text:list-item>
            </text:list>
            <text:p text:style-name="P4">while (true)</text:p>
            <text:p text:style-name="P4">{ <text:s/></text:p>
            <text:p text:style-name="P4"><text:s text:c="3"/>// Start at the first box returned</text:p>
            <text:p text:style-name="P4"><text:s text:c="3"/>IMDBox&lt;MDE,nd&gt; * box = it.getBox();</text:p>
            <text:p text:style-name="P4"><text:s text:c="3"/>// Do stuff with the box</text:p>
            <text:p text:style-name="P4"><text:s text:c="3"/>// Until you run out of boxes</text:p>
            <text:p text:style-name="P4"><text:s text:c="3"/>if (!it.next()) break;</text:p>
            <text:p text:style-name="P4">}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ternate Algorith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nother way to go through boxes is to use recursive calls. IMDBox::centerpointBin() is a good example of that.</text:p>
                <text:list>
                  <text:list-item>
                    <text:p>The method will “bin” all the events that fit within the extents of a MDBin object passed to it.</text:p>
                  </text:list-item>
                  <text:list-item>
                    <text:p>That method is implemented differently by the subclasses:</text:p>
                    <text:list>
                      <text:list-item>
                        <text:p>MDGridBox tries to find which of its children might be in the area and only calls centerpointBin() on <text:span text:style-name="T4">those</text:span><text:span text:style-name="T5"> children.</text:span></text:p>
                        <text:list>
                          <text:list-item>
                            <text:p><text:span text:style-name="T5">If the child is also MDGridBox, then the call is made recursively.</text:span></text:p>
                          </text:list-item>
                          <text:list-item>
                            <text:p><text:span text:style-name="T5">Boxes that completely fit within a bin use the cached total signal value.</text:span></text:p>
                          </text:list-item>
                        </text:list>
                      </text:list-item>
                      <text:list-item>
                        <text:p><text:span text:style-name="T5">MDBox simply loops through all events and sums those that do fit within the b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ik </meta:initial-creator>
    <meta:creation-date>2011-07-20T14:49:53</meta:creation-date>
    <meta:editing-duration>PT53M57S</meta:editing-duration>
    <meta:editing-cycles>42</meta:editing-cycles>
    <dc:date>2011-07-20T15:43:35</dc:date>
    <dc:creator>janik </dc:creator>
    <meta:generator>LibreOffice/3.3$Linux LibreOffice_project/330m19$Build-202</meta:generator>
    <meta:document-statistic meta:object-count="94"/>
  </office:meta>
</office:document-meta>
</file>